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0e3f3d" officeooo:paragraph-rsid="000e3f3d" style:font-size-asian="32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paragraph-rsid="000e3f3d" style:font-size-asian="32pt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2f35e" officeooo:paragraph-rsid="0012f35e" style:font-size-asian="32pt" style:font-size-complex="32pt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paragraph-rsid="0012f35e" style:font-size-asian="32pt" style:font-size-complex="32pt"/>
    </style:style>
    <style:style style:name="T1" style:family="text">
      <style:text-properties officeooo:rsid="0012f35e"/>
    </style:style>
    <style:style style:name="T2" style:family="text">
      <style:text-properties officeooo:rsid="000e3f3d" style:language-asian="ja" style:country-asian="JP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Lisa <text:s/>-　</text:span><text:ruby text:style-name="Ru1"><text:ruby-base><text:span text:style-name="T1">紅蓮</text:span></text:ruby-base><text:ruby-text>ぐれん</text:ruby-text></text:ruby><text:ruby text:style-name="Ru1"><text:ruby-base><text:span text:style-name="T1">華</text:span></text:ruby-base><text:ruby-text>げ</text:ruby-text></text:ruby></text:p>
      <text:p text:style-name="P3"/>
      <text:p text:style-name="P4"><text:ruby text:style-name="Ru1"><text:ruby-base><text:span text:style-name="T2">強</text:span></text:ruby-base><text:ruby-text>つよ</text:ruby-text></text:ruby><text:span text:style-name="T2">くなねる</text:span><text:ruby text:style-name="Ru1"><text:ruby-base><text:span text:style-name="T2">理由</text:span></text:ruby-base><text:ruby-text>りゆう</text:ruby-text></text:ruby><text:span text:style-name="T2">を</text:span><text:ruby text:style-name="Ru1"><text:ruby-base><text:span text:style-name="T2">知</text:span></text:ruby-base><text:ruby-text>し</text:ruby-text></text:ruby><text:span text:style-name="T2">った。</text:span><text:ruby text:style-name="Ru1"><text:ruby-base><text:span text:style-name="T2">僕</text:span></text:ruby-base><text:ruby-text>ぼく</text:ruby-text></text:ruby><text:span text:style-name="T2">を</text:span><text:ruby text:style-name="Ru1"><text:ruby-base><text:span text:style-name="T2">連</text:span></text:ruby-base><text:ruby-text>つ</text:ruby-text></text:ruby><text:span text:style-name="T2">れて、</text:span><text:ruby text:style-name="Ru1"><text:ruby-base><text:span text:style-name="T2">進</text:span></text:ruby-base><text:ruby-text>すす</text:ruby-text></text:ruby>め</text:p>
      <text:p text:style-name="P4"><text:ruby text:style-name="Ru1"><text:ruby-base>泥</text:ruby-base><text:ruby-text>どろ</text:ruby-text></text:ruby>だらけの<text:ruby text:style-name="Ru1"><text:ruby-base>走馬灯</text:ruby-base><text:ruby-text>そうまとう</text:ruby-text></text:ruby>に<text:ruby text:style-name="Ru1"><text:ruby-base>酔</text:ruby-base><text:ruby-text>よ</text:ruby-text></text:ruby>う、<text:ruby text:style-name="Ru1"><text:ruby-base>強張</text:ruby-base><text:ruby-text>こわば</text:ruby-text></text:ruby>る<text:ruby text:style-name="Ru1"><text:ruby-base>心</text:ruby-base><text:ruby-text>こころ</text:ruby-text></text:ruby></text:p>
      <text:p text:style-name="P4"><text:ruby text:style-name="Ru1"><text:ruby-base>震</text:ruby-base><text:ruby-text>ふる</text:ruby-text></text:ruby>える<text:ruby text:style-name="Ru1"><text:ruby-base>手</text:ruby-base><text:ruby-text>て</text:ruby-text></text:ruby>は<text:ruby text:style-name="Ru1"><text:ruby-base>掴</text:ruby-base><text:ruby-text>つか</text:ruby-text></text:ruby>みたいものがある、それだけさ</text:p>
      <text:p text:style-name="P5"><text:ruby text:style-name="Ru1"><text:ruby-base>夜</text:ruby-base><text:ruby-text>よる</text:ruby-text></text:ruby>の<text:ruby text:style-name="Ru1"><text:ruby-base>匂</text:ruby-base><text:ruby-text>にお</text:ruby-text></text:ruby>いに (I’ll spend all day and night)</text:p>
      <text:p text:style-name="P5"><text:ruby text:style-name="Ru1"><text:ruby-base>空</text:ruby-base><text:ruby-text>そら</text:ruby-text></text:ruby><text:ruby text:style-name="Ru1"><text:ruby-base>睨</text:ruby-base><text:ruby-text>にら</text:ruby-text></text:ruby>んでも (Staring into the sky)</text:p>
      <text:p text:style-name="P5"><text:ruby text:style-name="Ru1"><text:ruby-base>変</text:ruby-base><text:ruby-text>か</text:ruby-text></text:ruby>わっていけるのは<text:ruby text:style-name="Ru1"><text:ruby-base>自分</text:ruby-base><text:ruby-text>じぶん</text:ruby-text></text:ruby><text:ruby text:style-name="Ru1"><text:ruby-base>自身</text:ruby-base><text:ruby-text>じしん</text:ruby-text></text:ruby>だけ、それだけさ</text:p>
      <text:p text:style-name="P5"/>
      <text:p text:style-name="P5">-----------------------------------------------------------------------------</text:p>
      <text:p text:style-name="P6"><text:ruby text:style-name="Ru1"><text:ruby-base><text:span text:style-name="T2">強</text:span></text:ruby-base><text:ruby-text>つよ</text:ruby-text></text:ruby><text:span text:style-name="T2">くなねる</text:span><text:ruby text:style-name="Ru1"><text:ruby-base><text:span text:style-name="T2">理由</text:span></text:ruby-base><text:ruby-text>りゆう</text:ruby-text></text:ruby><text:span text:style-name="T2">を</text:span><text:ruby text:style-name="Ru1"><text:ruby-base><text:span text:style-name="T2">知</text:span></text:ruby-base><text:ruby-text>し</text:ruby-text></text:ruby><text:span text:style-name="T2">った。</text:span><text:ruby text:style-name="Ru1"><text:ruby-base><text:span text:style-name="T2">僕</text:span></text:ruby-base><text:ruby-text>ぼく</text:ruby-text></text:ruby><text:span text:style-name="T2">を</text:span><text:ruby text:style-name="Ru1"><text:ruby-base><text:span text:style-name="T2">連</text:span></text:ruby-base><text:ruby-text>つ</text:ruby-text></text:ruby><text:span text:style-name="T2">れて、</text:span><text:ruby text:style-name="Ru1"><text:ruby-base><text:span text:style-name="T2">進</text:span></text:ruby-base><text:ruby-text>すす</text:ruby-text></text:ruby>め</text:p>
      <text:p text:style-name="P5">どうしたって！<text:ruby text:style-name="Ru1"><text:ruby-base>消</text:ruby-base><text:ruby-text>け</text:ruby-text></text:ruby>せない<text:ruby text:style-name="Ru1"><text:ruby-base>夢</text:ruby-base><text:ruby-text>ゆめ</text:ruby-text></text:ruby>も、<text:ruby text:style-name="Ru1"><text:ruby-base>止</text:ruby-base><text:ruby-text>と</text:ruby-text></text:ruby>まれない<text:ruby text:style-name="Ru1"><text:ruby-base>今</text:ruby-base><text:ruby-text>いま</text:ruby-text></text:ruby>も</text:p>
      <text:p text:style-name="P5"><text:ruby text:style-name="Ru1"><text:ruby-base>誰</text:ruby-base><text:ruby-text>だれ</text:ruby-text></text:ruby>かのために<text:ruby text:style-name="Ru1"><text:ruby-base>強</text:ruby-base><text:ruby-text>つよ</text:ruby-text></text:ruby>くなれるなら、ありがとう、<text:ruby text:style-name="Ru1"><text:ruby-base>悲</text:ruby-base><text:ruby-text>かな</text:ruby-text></text:ruby>しみよ！</text:p>
      <text:p text:style-name="P5"/>
      <text:p text:style-name="P5">-----------------------------------------------------------------------------</text:p>
      <text:p text:style-name="P5"><text:ruby text:style-name="Ru1"><text:ruby-base>世界</text:ruby-base><text:ruby-text>せかい</text:ruby-text></text:ruby>に<text:ruby text:style-name="Ru1"><text:ruby-base>打</text:ruby-base><text:ruby-text>う</text:ruby-text></text:ruby>ちのめされて<text:ruby text:style-name="Ru1"><text:ruby-base>負</text:ruby-base><text:ruby-text>ま</text:ruby-text></text:ruby>ける<text:ruby text:style-name="Ru1"><text:ruby-base>意味</text:ruby-base><text:ruby-text>いみ</text:ruby-text></text:ruby>を<text:ruby text:style-name="Ru1"><text:ruby-base>知</text:ruby-base><text:ruby-text>し</text:ruby-text></text:ruby>った</text:p>
      <text:p text:style-name="P5"><text:ruby text:style-name="Ru1"><text:ruby-base>紅蓮</text:ruby-base><text:ruby-text>ぐれん</text:ruby-text></text:ruby>の<text:ruby text:style-name="Ru1"><text:ruby-base>花</text:ruby-base><text:ruby-text>はな</text:ruby-text></text:ruby>よ。<text:ruby text:style-name="Ru1"><text:ruby-base>咲</text:ruby-base><text:ruby-text>さ</text:ruby-text></text:ruby>き<text:ruby text:style-name="Ru1"><text:ruby-base>誇</text:ruby-base><text:ruby-text>ほこ</text:ruby-text></text:ruby>れ、<text:ruby text:style-name="Ru1"><text:ruby-base>運命</text:ruby-base><text:ruby-text>うんめい</text:ruby-text></text:ruby>を<text:ruby text:style-name="Ru1"><text:ruby-base>照</text:ruby-base><text:ruby-text>て</text:ruby-text></text:ruby>らして</text:p>
      <text:p text:style-name="P5"/>
      <text:p text:style-name="P5">-----------------------------------------------------------------------------</text:p>
      <text:p text:style-name="P5">イナビカリの<text:ruby text:style-name="Ru1"><text:ruby-base>雑音</text:ruby-base><text:ruby-text>ざつおん</text:ruby-text></text:ruby>が<text:ruby text:style-name="Ru1"><text:ruby-base>耳</text:ruby-base><text:ruby-text>みみ</text:ruby-text></text:ruby>を<text:ruby text:style-name="Ru1"><text:ruby-base>刺</text:ruby-base><text:ruby-text>さ</text:ruby-text></text:ruby>す<text:ruby text:style-name="Ru1"><text:ruby-base>戸惑</text:ruby-base><text:ruby-text>とまど</text:ruby-text></text:ruby>う<text:ruby text:style-name="Ru1"><text:ruby-base>心</text:ruby-base><text:ruby-text>こころ</text:ruby-text></text:ruby></text:p>
      <text:p text:style-name="P5"><text:ruby text:style-name="Ru1"><text:ruby-base>優</text:ruby-base><text:ruby-text>やさ</text:ruby-text></text:ruby>しいだけじゃ、<text:ruby text:style-name="Ru1"><text:ruby-base>守</text:ruby-base><text:ruby-text>まも</text:ruby-text></text:ruby>れないものがある。わかってるけど</text:p>
      <text:p text:style-name="P5"/>
      <text:p text:style-name="P5">-----------------------------------------------------------------------------</text:p>
      <text:p text:style-name="P5"><text:ruby text:style-name="Ru1"><text:ruby-base>水面下</text:ruby-base><text:ruby-text>すいめんか</text:ruby-text></text:ruby>で<text:ruby text:style-name="Ru1"><text:ruby-base>絡</text:ruby-base><text:ruby-text>から</text:ruby-text></text:ruby>まる<text:ruby text:style-name="Ru1"><text:ruby-base>善</text:ruby-base><text:ruby-text>ぜん</text:ruby-text></text:ruby><text:ruby text:style-name="Ru1"><text:ruby-base>悪</text:ruby-base><text:ruby-text>あく</text:ruby-text></text:ruby>、<text:ruby text:style-name="Ru1"><text:ruby-base>透</text:ruby-base><text:ruby-text>す</text:ruby-text></text:ruby>けて<text:ruby text:style-name="Ru1"><text:ruby-base>見</text:ruby-base><text:ruby-text>み</text:ruby-text></text:ruby>える<text:ruby text:style-name="Ru1"><text:ruby-base>偽善</text:ruby-base><text:ruby-text>ぎぜん</text:ruby-text></text:ruby>に<text:ruby text:style-name="Ru1"><text:ruby-base>天罰</text:ruby-base><text:ruby-text>てんばつ</text:ruby-text></text:ruby></text:p>
      <text:p text:style-name="P5"/>
      <text:p text:style-name="P5">Tell me why, tell me why, tell me why, tell me … I don’t need you!</text:p>
      <text:p text:style-name="P5"><text:ruby text:style-name="Ru1"><text:ruby-base>逸材</text:ruby-base><text:ruby-text>いつざい</text:ruby-text></text:ruby>の<text:ruby text:style-name="Ru1"><text:ruby-base>花</text:ruby-base><text:ruby-text>はな</text:ruby-text></text:ruby>より、<text:ruby text:style-name="Ru1"><text:ruby-base>挑</text:ruby-base><text:ruby-text>いど</text:ruby-text></text:ruby>み<text:ruby text:style-name="Ru1"><text:ruby-base>続</text:ruby-base><text:ruby-text>つづ</text:ruby-text></text:ruby>け<text:ruby text:style-name="Ru1"><text:ruby-base>咲</text:ruby-base><text:ruby-text>さ</text:ruby-text></text:ruby>いた<text:ruby text:style-name="Ru1"><text:ruby-base>一輪</text:ruby-base><text:ruby-text>いちりん</text:ruby-text></text:ruby>が<text:ruby text:style-name="Ru1"><text:ruby-base>美</text:ruby-base><text:ruby-text>うつく</text:ruby-text></text:ruby>しい</text:p>
      <text:p text:style-name="P5"/>
      <text:p text:style-name="P5">-----------------------------------------------------------------------------</text:p>
      <text:p text:style-name="P5"><text:ruby text:style-name="Ru1"><text:ruby-base>乱暴</text:ruby-base><text:ruby-text>らんぼう</text:ruby-text></text:ruby>に<text:ruby text:style-name="Ru1"><text:ruby-base>敷</text:ruby-base><text:ruby-text>し</text:ruby-text></text:ruby>き<text:ruby text:style-name="Ru1"><text:ruby-base>詰</text:ruby-base><text:ruby-text>つ</text:ruby-text></text:ruby>めまれた、トレだらけの<text:ruby text:style-name="Ru1"><text:ruby-base>道</text:ruby-base><text:ruby-text>みち</text:ruby-text></text:ruby>も<text:ruby text:style-name="Ru1"><text:ruby-base>本</text:ruby-base><text:ruby-text>ほん</text:ruby-text></text:ruby><text:ruby text:style-name="Ru1"><text:ruby-base>気</text:ruby-base><text:ruby-text>き</text:ruby-text></text:ruby>の<text:ruby text:style-name="Ru1"><text:ruby-base>僕</text:ruby-base><text:ruby-text>ぼく</text:ruby-text></text:ruby>だけに<text:ruby text:style-name="Ru1"><text:ruby-base>現</text:ruby-base><text:ruby-text>あらわ</text:ruby-text></text:ruby>れるから</text:p>
      <text:p text:style-name="P5"><text:ruby text:style-name="Ru1"><text:ruby-base>乗</text:ruby-base><text:ruby-text>の</text:ruby-text></text:ruby>り<text:ruby text:style-name="Ru1"><text:ruby-base>越</text:ruby-base><text:ruby-text>こ</text:ruby-text></text:ruby>えて、<text:ruby text:style-name="Ru1"><text:ruby-base>見</text:ruby-base><text:ruby-text>み</text:ruby-text></text:ruby>せるよ</text:p>
      <text:p text:style-name="P5"><text:ruby text:style-name="Ru1"><text:ruby-base>簡単</text:ruby-base><text:ruby-text>かんたん</text:ruby-text></text:ruby>に<text:ruby text:style-name="Ru1"><text:ruby-base>片付</text:ruby-base><text:ruby-text>かたず</text:ruby-text></text:ruby>けられた、<text:ruby text:style-name="Ru1"><text:ruby-base>守</text:ruby-base><text:ruby-text>まも</text:ruby-text></text:ruby>れなかった<text:ruby text:style-name="Ru1"><text:ruby-base>夢</text:ruby-base><text:ruby-text>ゆめ</text:ruby-text></text:ruby>も</text:p>
      <text:p text:style-name="P5"><text:ruby text:style-name="Ru1"><text:ruby-base>紅蓮</text:ruby-base><text:ruby-text>ぐれん</text:ruby-text></text:ruby>の<text:ruby text:style-name="Ru1"><text:ruby-base>心臓</text:ruby-base><text:ruby-text>しんぞう</text:ruby-text></text:ruby>に<text:ruby text:style-name="Ru1"><text:ruby-base>根</text:ruby-base><text:ruby-text>ね</text:ruby-text></text:ruby>を<text:ruby text:style-name="Ru1"><text:ruby-base>生</text:ruby-base><text:ruby-text>は</text:ruby-text></text:ruby>やし、この<text:ruby text:style-name="Ru1"><text:ruby-base>血</text:ruby-base><text:ruby-text>ち</text:ruby-text></text:ruby>に<text:ruby text:style-name="Ru1"><text:ruby-base>宿</text:ruby-base><text:ruby-text>やど</text:ruby-text></text:ruby>って</text:p>
      <text:p text:style-name="P5"/>
      <text:p text:style-name="P5">-----------------------------------------------------------------------------</text:p>
      <text:p text:style-name="P5"><text:ruby text:style-name="Ru1"><text:ruby-base>人</text:ruby-base><text:ruby-text>ひと</text:ruby-text></text:ruby><text:ruby text:style-name="Ru1"><text:ruby-base>知</text:ruby-base><text:ruby-text>し</text:ruby-text></text:ruby>れず<text:ruby text:style-name="Ru1"><text:ruby-base>儚</text:ruby-base><text:ruby-text>はかな</text:ruby-text></text:ruby>い、<text:ruby text:style-name="Ru1"><text:ruby-base>散</text:ruby-base><text:ruby-text>ち</text:ruby-text></text:ruby>りゆく<text:ruby text:style-name="Ru1"><text:ruby-base>結末</text:ruby-base><text:ruby-text>けつまつ</text:ruby-text></text:ruby>、<text:ruby text:style-name="Ru1"><text:ruby-base>無情</text:ruby-base><text:ruby-text>むじょう</text:ruby-text></text:ruby>に<text:ruby text:style-name="Ru1"><text:ruby-base>破</text:ruby-base><text:ruby-text>やぶ</text:ruby-text></text:ruby>れた、<text:ruby text:style-name="Ru1"><text:ruby-base>悲鳴</text:ruby-base><text:ruby-text>ひめい</text:ruby-text></text:ruby>の<text:ruby text:style-name="Ru1"><text:ruby-base>風</text:ruby-base><text:ruby-text>かぜ</text:ruby-text></text:ruby><text:ruby text:style-name="Ru1"><text:ruby-base>吹</text:ruby-base><text:ruby-text>ふ</text:ruby-text></text:ruby>く</text:p>
      <text:p text:style-name="P5"><text:ruby text:style-name="Ru1"><text:ruby-base>彼</text:ruby-base><text:ruby-text>かれ</text:ruby-text></text:ruby>かの<text:ruby text:style-name="Ru1"><text:ruby-base>笑</text:ruby-base><text:ruby-text>わら</text:ruby-text></text:ruby>う<text:ruby text:style-name="Ru1"><text:ruby-base>影</text:ruby-base><text:ruby-text>かげ</text:ruby-text></text:ruby>、<text:ruby text:style-name="Ru1"><text:ruby-base>誰</text:ruby-base><text:ruby-text>だれ</text:ruby-text></text:ruby>かの<text:ruby text:style-name="Ru1"><text:ruby-base>鳴</text:ruby-base><text:ruby-text>な</text:ruby-text></text:ruby>き<text:ruby text:style-name="Ru1"><text:ruby-base>声</text:ruby-base><text:ruby-text>ごえ</text:ruby-text></text:ruby>、<text:ruby text:style-name="Ru1"><text:ruby-base>誰</text:ruby-base><text:ruby-text>だれ</text:ruby-text></text:ruby>もが<text:ruby text:style-name="Ru1"><text:ruby-base>幸</text:ruby-base><text:ruby-text>しあわ</text:ruby-text></text:ruby>せを<text:ruby text:style-name="Ru1"><text:ruby-base>願</text:ruby-base><text:ruby-text>ねが</text:ruby-text></text:ruby>ってる</text:p>
      <text:p text:style-name="P5"/>
      <text:p text:style-name="P5">-----------------------------------------------------------------------------</text:p>
      <text:p text:style-name="P5">どうしたって！<text:ruby text:style-name="Ru1"><text:ruby-base>消</text:ruby-base><text:ruby-text>け</text:ruby-text></text:ruby>せない<text:ruby text:style-name="Ru1"><text:ruby-base>夢</text:ruby-base><text:ruby-text>ゆめ</text:ruby-text></text:ruby>も、<text:ruby text:style-name="Ru1"><text:ruby-base>止</text:ruby-base><text:ruby-text>と</text:ruby-text></text:ruby>まれない<text:ruby text:style-name="Ru1"><text:ruby-base>今</text:ruby-base><text:ruby-text>いま</text:ruby-text></text:ruby>も</text:p>
      <text:p text:style-name="P5"><text:ruby text:style-name="Ru1"><text:ruby-base>誰</text:ruby-base><text:ruby-text>だれ</text:ruby-text></text:ruby>かのために<text:ruby text:style-name="Ru1"><text:ruby-base>強</text:ruby-base><text:ruby-text>つよ</text:ruby-text></text:ruby>くなれるなら、ありがとう、<text:ruby text:style-name="Ru1"><text:ruby-base>悲</text:ruby-base><text:ruby-text>かな</text:ruby-text></text:ruby>しみよ！</text:p>
      <text:p text:style-name="P5"/>
      <text:p text:style-name="P5"><text:ruby text:style-name="Ru1"><text:ruby-base>世界</text:ruby-base><text:ruby-text>せかい</text:ruby-text></text:ruby>に<text:ruby text:style-name="Ru1"><text:ruby-base>打</text:ruby-base><text:ruby-text>う</text:ruby-text></text:ruby>ちのめされて<text:ruby text:style-name="Ru1"><text:ruby-base>負</text:ruby-base><text:ruby-text>ま</text:ruby-text></text:ruby>ける<text:ruby text:style-name="Ru1"><text:ruby-base>意味</text:ruby-base><text:ruby-text>いみ</text:ruby-text></text:ruby>を<text:ruby text:style-name="Ru1"><text:ruby-base>知</text:ruby-base><text:ruby-text>し</text:ruby-text></text:ruby>った</text:p>
      <text:p text:style-name="P5"><text:ruby text:style-name="Ru1"><text:ruby-base>紅蓮</text:ruby-base><text:ruby-text>ぐれん</text:ruby-text></text:ruby>の<text:ruby text:style-name="Ru1"><text:ruby-base>花</text:ruby-base><text:ruby-text>はな</text:ruby-text></text:ruby>よ。<text:ruby text:style-name="Ru1"><text:ruby-base>咲</text:ruby-base><text:ruby-text>さ</text:ruby-text></text:ruby>き<text:ruby text:style-name="Ru1"><text:ruby-base>誇</text:ruby-base><text:ruby-text>ほこ</text:ruby-text></text:ruby>れ、<text:ruby text:style-name="Ru1"><text:ruby-base>運命</text:ruby-base><text:ruby-text>うんめい</text:ruby-text></text:ruby>を<text:ruby text:style-name="Ru1"><text:ruby-base>照</text:ruby-base><text:ruby-text>て</text:ruby-text></text:ruby>らして</text:p>
      <text:p text:style-name="P5"/>
      <text:p text:style-name="P5"><text:ruby text:style-name="Ru1"><text:ruby-base>運命</text:ruby-base><text:ruby-text>うんめい</text:ruby-text></text:ruby>を<text:ruby text:style-name="Ru1"><text:ruby-base>照</text:ruby-base><text:ruby-text>て</text:ruby-text></text:ruby>らして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5-24T23:06:13.487383134</dc:date>
    <meta:editing-duration>PT3H27S</meta:editing-duration>
    <meta:editing-cycles>6</meta:editing-cycles>
    <meta:generator>LibreOffice/7.6.7.2$Linux_X86_64 LibreOffice_project/60$Build-2</meta:generator>
    <meta:document-statistic meta:table-count="0" meta:image-count="0" meta:object-count="0" meta:page-count="1" meta:paragraph-count="35" meta:word-count="530" meta:character-count="1162" meta:non-whitespace-character-count="1134"/>
  </office:meta>
</office:document-meta>
</file>